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'S RIGHTEOUS REDEMPTION OF THE ELECT (9:1-3, 9-14, 1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GOD'S RIGHTEOUS REDEMPTION OF THE ELECT (9:1-3, 9-14, 1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hat the Lord had done (9:1-3, 9-10, 1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What the Lord had done (9:1-3, 9-10, 18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protected them (9:1-3, 9-10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e provided for them (9:18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GOD'S RIGHTEOUS REDEMPTION OF THE ELECT (9:1-3, 9-14, 18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What the Lord had done (9:1-3, 9-10, 18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What the psalmist would do (9:11-14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PSALM 9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GOD'S RIGHTEOUS REDEMPTION OF THE ELECT (9:1-3, 9-14, 18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GOD'S RIGHTEOUS RESISTANCE OF EVIL (9:5-6, 15-17, 19-20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GOD'S RIGHTEOUS RESISTANCE OF EVIL (9:5-6, 15-17, 19-20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foolishness of the godless (9:15-16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fury upon the godless (9:5-6, 17, 19-20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The fury upon the godless (9:5-6, 17, 19-20)<text:s text:c="1"/></text:span><text:span text:style-name="a512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God will fill them with terror (9:19-20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God will blot out their very names from memory (9:5-6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God will cast them into hell (9:17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GOD'S RIGHTEOUS RESISTANCE OF EVIL (9:5-6, 15-17, 19-20)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foolishness of the godless (9:15-16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fury upon the godless (9:5-6, 17, 19-20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PSALM 9<text:s text:c="1"/></text:span><text:span text:style-name="a545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GOD'S RIGHTEOUS REDEMPTION OF THE ELECT (9:1-3, 9-14, 18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GOD'S RIGHTEOUS RESISTANCE OF EVIL (9:5-6, 15-17, 19-20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GOD'S RIGHTEOUS RULE OVER THE EARTH (9:4, 7-8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GOD'S RIGHTEOUS RULE OVER THE EARTH (9:4, 7-8)<text:s text:c="1"/></text:span><text:span text:style-name="a563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He will rule justly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e will rule eternally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2-tx-Title-and-Text" presentation:presentation-page-layout-name="Master1-PPL12" draw:id="Slide-266">
        <draw:frame draw:id="id103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PSALM 9<text:s text:c="1"/></text:span><text:span text:style-name="a578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GOD'S RIGHTEOUS REDEMPTION OF THE ELECT (9:1-3, 9-14, 18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GOD'S RIGHTEOUS RESISTANCE OF EVIL (9:5-6, 15-17, 19-20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GOD'S RIGHTEOUS RULE OVER THE EARTH (9:4, 7-8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THE LORD'S RULE (9:7-10, 12, 17-18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LORD'S RESCUE (9:1-6, 9-16, 18-20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2-tx-Title-and-Text" presentation:presentation-page-layout-name="Master1-PPL12" draw:id="Slide-267">
        <draw:frame draw:id="id105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THE LORD'S RESCUE (9:1-6, 9-16, 18-20)<text:s text:c="1"/></text:span><text:span text:style-name="a602" text:class-names=""/></text:p>
          </draw:text-box>
          <svg:title/>
          <svg:desc/>
        </draw:frame>
        <draw:frame draw:id="id106" presentation:style-name="a617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<text:s text:c="1"/>What the Lord does (9:3-6, 15-16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What David does (9:1-2, 11-14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What David wants the Lord to do (9:13-14, 19-20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3" draw:style-name="a618" draw:master-page-name="Master1-Layout12-tx-Title-and-Text" presentation:presentation-page-layout-name="Master1-PPL12" draw:id="Slide-268">
        <draw:frame draw:id="id107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PSALM 9<text:s text:c="1"/></text:span><text:span text:style-name="a620" text:class-names=""/></text:p>
          </draw:text-box>
          <svg:title/>
          <svg:desc/>
        </draw:frame>
        <draw:frame draw:id="id108" presentation:style-name="a641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GOD'S RIGHTEOUS REDEMPTION OF THE ELECT (9:1-3, 9-14, 18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GOD'S RIGHTEOUS RESISTANCE OF EVIL (9:5-6, 15-17, 19-20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GOD'S RIGHTEOUS RULE OVER THE EARTH (9:4, 7-8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THE LORD'S RULE (9:7-10, 12, 17-18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THE LORD'S RESCUE (9:1-6, 9-16, 18-20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 </dc:title>
    <meta:initial-creator>David STRICKLAND</meta:initial-creator>
    <dc:creator>David STRICKLAND</dc:creator>
    <meta:creation-date>2020-02-22T17:37:29Z</meta:creation-date>
    <dc:date>2020-02-22T17:37:30Z</dc:date>
    <meta:template xlink:href="BibleStudy" xlink:type="simple"/>
    <meta:editing-cycles>1</meta:editing-cycles>
    <meta:editing-duration>PT0S</meta:editing-duration>
    <meta:document-statistic meta:paragraph-count="46" meta:word-count="466"/>
  </office:meta>
</office:document-meta>
</file>